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ess Merida" svg:font-family="'Chess Merida'" style:font-family-generic="swiss" style:font-pitch="variable" style:font-charset="x-symbol"/>
    <style:font-face style:name="Lucida Sans1" svg:font-family="'Lucida Sans'" style:font-family-generic="swiss"/>
    <style:font-face style:name="DejaVu Sans Mono" svg:font-family="'DejaVu Sans Mono'" style:font-family-generic="roman" style:font-pitch="variable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Fett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hess Condal" svg:font-family="'Chess Condal'" style:font-family-generic="system" style:font-pitch="variable"/>
    <style:font-face style:name="DejaVu Sans Mono1" svg:font-family="'DejaVu Sans Mono'" style:font-family-generic="system" style:font-pitch="variable"/>
    <style:font-face style:name="DejaVu Serif2" svg:font-family="'DejaVu Serif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26.3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e1.A" style:family="table-column">
      <style:table-column-properties style:column-width="3.288cm" style:rel-column-width="8191*"/>
    </style:style>
    <style:style style:name="Tabelle1.H" style:family="table-column">
      <style:table-column-properties style:column-width="3.29cm" style:rel-column-width="8198*"/>
    </style:style>
    <style:style style:name="Tabelle1.1" style:family="table-row">
      <style:table-row-properties fo:background-color="transparent" fo:keep-together="auto">
        <style:background-image/>
      </style:table-row-properties>
    </style:style>
    <style:style style:name="Tabelle1.B1" style:family="table-cell">
      <style:table-cell-properties style:vertical-align="" fo:background-color="#deeaf6" fo:padding="0cm" fo:border-left="0.35pt solid #9cc2e5" fo:border-right="0.35pt solid #9cc2e5" fo:border-top="0.25pt solid #9cc2e5" fo:border-bottom="0.35pt solid #9cc2e5" style:writing-mode="page">
        <style:background-image/>
      </style:table-cell-properties>
    </style:style>
    <style:style style:name="Tabelle1.B2" style:family="table-cell">
      <style:table-cell-properties style:vertical-align="" fo:background-color="#deeaf6" fo:padding="0cm" fo:border-left="0.35pt solid #9cc2e5" fo:border-right="0.35pt solid #9cc2e5" fo:border-top="none" fo:border-bottom="0.35pt solid #9cc2e5" style:writing-mode="page">
        <style:background-image/>
      </style:table-cell-properties>
    </style:style>
    <style:style style:name="Tabelle5" style:family="table">
      <style:table-properties style:width="26.3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e5.A" style:family="table-column">
      <style:table-column-properties style:column-width="3.288cm" style:rel-column-width="8191*"/>
    </style:style>
    <style:style style:name="Tabelle5.H" style:family="table-column">
      <style:table-column-properties style:column-width="3.29cm" style:rel-column-width="8198*"/>
    </style:style>
    <style:style style:name="Tabelle5.1" style:family="table-row">
      <style:table-row-properties fo:background-color="transparent" fo:keep-together="auto">
        <style:background-image/>
      </style:table-row-properties>
    </style:style>
    <style:style style:name="Tabelle5.B1" style:family="table-cell">
      <style:table-cell-properties style:vertical-align="" fo:background-color="#deeaf6" fo:padding="0cm" fo:border-left="0.35pt solid #9cc2e5" fo:border-right="0.35pt solid #9cc2e5" fo:border-top="0.25pt solid #9cc2e5" fo:border-bottom="0.35pt solid #9cc2e5" style:writing-mode="page">
        <style:background-image/>
      </style:table-cell-properties>
    </style:style>
    <style:style style:name="Tabelle5.2" style:family="table-row">
      <style:table-row-properties style:min-row-height="0.57cm" fo:background-color="transparent" fo:keep-together="auto">
        <style:background-image/>
      </style:table-row-properties>
    </style:style>
    <style:style style:name="Tabelle5.B2" style:family="table-cell">
      <style:table-cell-properties style:vertical-align="" fo:background-color="#deeaf6" fo:padding="0cm" fo:border-left="0.35pt solid #9cc2e5" fo:border-right="0.35pt solid #9cc2e5" fo:border-top="none" fo:border-bottom="0.35pt solid #9cc2e5" style:writing-mode="page">
        <style:background-image/>
      </style:table-cell-properties>
    </style:style>
    <style:style style:name="Tabelle2" style:family="table">
      <style:table-properties style:width="26.3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e2.A" style:family="table-column">
      <style:table-column-properties style:column-width="3.288cm" style:rel-column-width="8191*"/>
    </style:style>
    <style:style style:name="Tabelle2.B" style:family="table-column">
      <style:table-column-properties style:column-width="3.288cm" style:rel-column-width="8192*"/>
    </style:style>
    <style:style style:name="Tabelle2.H" style:family="table-column">
      <style:table-column-properties style:column-width="3.288cm" style:rel-column-width="8193*"/>
    </style:style>
    <style:style style:name="Tabelle2.1" style:family="table-row">
      <style:table-row-properties fo:background-color="transparent" fo:keep-together="auto">
        <style:background-image/>
      </style:table-row-properties>
    </style:style>
    <style:style style:name="Tabelle2.A1" style:family="table-cell">
      <style:table-cell-properties fo:background-color="transparent" fo:padding="0cm" fo:border="none">
        <style:background-image/>
      </style:table-cell-properties>
    </style:style>
    <style:style style:name="Tabelle2.B1" style:family="table-cell">
      <style:table-cell-properties style:vertical-align="" fo:background-color="#deeaf6" fo:padding="0cm" fo:border-left="0.35pt solid #9cc2e5" fo:border-right="0.35pt solid #9cc2e5" fo:border-top="0.25pt solid #9cc2e5" fo:border-bottom="0.35pt solid #9cc2e5" style:writing-mode="page">
        <style:background-image/>
      </style:table-cell-properties>
    </style:style>
    <style:style style:name="Tabelle2.C1" style:family="table-cell">
      <style:table-cell-properties fo:padding="0cm" fo:border="none"/>
    </style:style>
    <style:style style:name="Tabelle2.E1" style:family="table-cell">
      <style:table-cell-properties fo:padding="0cm" fo:border="none"/>
    </style:style>
    <style:style style:name="Tabelle2.F1" style:family="table-cell">
      <style:table-cell-properties style:vertical-align="" fo:background-color="#deeaf6" fo:padding="0cm" fo:border-left="0.35pt solid #9cc2e5" fo:border-right="none" fo:border-top="0.25pt solid #9cc2e5" fo:border-bottom="0.35pt solid #9cc2e5" style:writing-mode="page">
        <style:background-image/>
      </style:table-cell-properties>
    </style:style>
    <style:style style:name="Tabelle2.G1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elle2.2" style:family="table-row">
      <style:table-row-properties style:min-row-height="0.575cm" fo:background-color="transparent" fo:keep-together="auto">
        <style:background-image/>
      </style:table-row-properties>
    </style:style>
    <style:style style:name="Tabelle2.A2" style:family="table-cell">
      <style:table-cell-properties fo:padding="0cm" fo:border="none"/>
    </style:style>
    <style:style style:name="Tabelle2.B2" style:family="table-cell">
      <style:table-cell-properties style:vertical-align="" fo:background-color="#deeaf6" fo:padding="0cm" fo:border-left="0.35pt solid #9cc2e5" fo:border-right="0.35pt solid #9cc2e5" fo:border-top="none" fo:border-bottom="0.35pt solid #9cc2e5" style:writing-mode="page">
        <style:background-image/>
      </style:table-cell-properties>
    </style:style>
    <style:style style:name="Tabelle2.C2" style:family="table-cell">
      <style:table-cell-properties fo:padding="0cm" fo:border="none"/>
    </style:style>
    <style:style style:name="Tabelle2.E2" style:family="table-cell">
      <style:table-cell-properties fo:padding="0cm" fo:border="none"/>
    </style:style>
    <style:style style:name="Tabelle2.F2" style:family="table-cell">
      <style:table-cell-properties style:vertical-align="" fo:background-color="#deeaf6" fo:padding="0cm" fo:border-left="0.35pt solid #9cc2e5" fo:border-right="none" fo:border-top="none" fo:border-bottom="0.35pt solid #9cc2e5" style:writing-mode="page">
        <style:background-image/>
      </style:table-cell-properties>
    </style:style>
    <style:style style:name="Tabelle3" style:family="table">
      <style:table-properties style:width="26.3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e3.A" style:family="table-column">
      <style:table-column-properties style:column-width="3.288cm" style:rel-column-width="8191*"/>
    </style:style>
    <style:style style:name="Tabelle3.H" style:family="table-column">
      <style:table-column-properties style:column-width="3.29cm" style:rel-column-width="8198*"/>
    </style:style>
    <style:style style:name="Tabelle3.1" style:family="table-row">
      <style:table-row-properties fo:background-color="transparent" fo:keep-together="auto">
        <style:background-image/>
      </style:table-row-properties>
    </style:style>
    <style:style style:name="Tabelle3.B1" style:family="table-cell">
      <style:table-cell-properties style:vertical-align="" fo:background-color="#deeaf6" fo:padding="0cm" fo:border-left="0.35pt solid #9cc2e5" fo:border-right="0.35pt solid #9cc2e5" fo:border-top="0.25pt solid #9cc2e5" fo:border-bottom="0.35pt solid #9cc2e5" style:writing-mode="page">
        <style:background-image/>
      </style:table-cell-properties>
    </style:style>
    <style:style style:name="Tabelle3.B2" style:family="table-cell">
      <style:table-cell-properties style:vertical-align="" fo:background-color="#deeaf6" fo:padding="0cm" fo:border-left="0.35pt solid #9cc2e5" fo:border-right="0.35pt solid #9cc2e5" fo:border-top="none" fo:border-bottom="0.35pt solid #9cc2e5" style:writing-mode="page">
        <style:background-image/>
      </style:table-cell-properties>
    </style:style>
    <style:style style:name="Tabelle6" style:family="table">
      <style:table-properties style:width="26.3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e6.A" style:family="table-column">
      <style:table-column-properties style:column-width="3.286cm" style:rel-column-width="1863*"/>
    </style:style>
    <style:style style:name="Tabelle6.B" style:family="table-column">
      <style:table-column-properties style:column-width="3.288cm" style:rel-column-width="1864*"/>
    </style:style>
    <style:style style:name="Tabelle6.1" style:family="table-row">
      <style:table-row-properties fo:background-color="transparent" fo:keep-together="auto">
        <style:background-image/>
      </style:table-row-properties>
    </style:style>
    <style:style style:name="Tabelle6.B1" style:family="table-cell">
      <style:table-cell-properties style:vertical-align="" fo:background-color="#deeaf6" fo:padding="0cm" fo:border-left="0.35pt solid #9cc2e5" fo:border-right="0.35pt solid #9cc2e5" fo:border-top="0.25pt solid #9cc2e5" fo:border-bottom="0.35pt solid #9cc2e5" style:writing-mode="page">
        <style:background-image/>
      </style:table-cell-properties>
    </style:style>
    <style:style style:name="Tabelle6.A2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elle6.B2" style:family="table-cell">
      <style:table-cell-properties style:vertical-align="" fo:background-color="transparent" fo:padding="0cm" fo:border-left="0.35pt solid #9cc2e5" fo:border-right="0.35pt solid #9cc2e5" fo:border-top="none" fo:border-bottom="0.35pt solid #9cc2e5" style:writing-mode="page">
        <style:background-image/>
      </style:table-cell-properties>
    </style:style>
    <style:style style:name="Tabelle7" style:family="table">
      <style:table-properties style:width="26.3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e7.A" style:family="table-column">
      <style:table-column-properties style:column-width="3.288cm" style:rel-column-width="8191*"/>
    </style:style>
    <style:style style:name="Tabelle7.B" style:family="table-column">
      <style:table-column-properties style:column-width="3.288cm" style:rel-column-width="8192*"/>
    </style:style>
    <style:style style:name="Tabelle7.1" style:family="table-row">
      <style:table-row-properties fo:background-color="transparent" fo:keep-together="auto">
        <style:background-image/>
      </style:table-row-properties>
    </style:style>
    <style:style style:name="Tabelle7.B1" style:family="table-cell">
      <style:table-cell-properties style:vertical-align="" fo:background-color="#deeaf6" fo:padding="0cm" fo:border-left="0.35pt solid #9cc2e5" fo:border-right="0.35pt solid #9cc2e5" fo:border-top="0.25pt solid #9cc2e5" fo:border-bottom="0.35pt solid #9cc2e5" style:writing-mode="page">
        <style:background-image/>
      </style:table-cell-properties>
    </style:style>
    <style:style style:name="Tabelle7.A2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elle7.B2" style:family="table-cell">
      <style:table-cell-properties style:vertical-align="" fo:background-color="transparent" fo:padding="0cm" fo:border-left="0.35pt solid #9cc2e5" fo:border-right="0.35pt solid #9cc2e5" fo:border-top="none" fo:border-bottom="0.35pt solid #9cc2e5" style:writing-mode="page">
        <style:background-image/>
      </style:table-cell-properties>
    </style:style>
    <style:style style:name="P1" style:family="paragraph" style:parent-style-name="Header">
      <style:text-properties officeooo:rsid="0020dab9" officeooo:paragraph-rsid="0020dab9"/>
    </style:style>
    <style:style style:name="P2" style:family="paragraph" style:parent-style-name="Standard">
      <style:paragraph-properties fo:text-align="start" style:justify-single-word="false"/>
      <style:text-properties style:font-name="DejaVu Serif1" fo:font-size="12pt" officeooo:rsid="001afdad" officeooo:paragraph-rsid="001afdad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DejaVu Serif1"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DejaVu Serif1" fo:font-size="12pt" officeooo:paragraph-rsid="00212725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DejaVu Serif1" fo:font-size="12pt" officeooo:paragraph-rsid="002d3d6d" style:font-size-asian="12pt" style:font-size-complex="12pt"/>
    </style:style>
    <style:style style:name="P6" style:family="paragraph" style:parent-style-name="Standard">
      <style:text-properties officeooo:paragraph-rsid="001ece5a"/>
    </style:style>
    <style:style style:name="P7" style:family="paragraph" style:parent-style-name="Standard">
      <style:paragraph-properties fo:text-align="start" style:justify-single-word="false"/>
      <style:text-properties fo:color="#000000" style:font-name="DejaVu Serif1" fo:font-size="12pt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color="#000000" style:font-name="DejaVu Serif1" fo:font-size="12pt" officeooo:rsid="001afdad" officeooo:paragraph-rsid="001afdad" style:font-size-asian="12pt" style:font-size-complex="12pt"/>
    </style:style>
    <style:style style:name="P9" style:family="paragraph" style:parent-style-name="Standard">
      <style:text-properties fo:color="#000000" style:font-name="DejaVu Serif1" fo:font-size="12pt" officeooo:rsid="001afdad" officeooo:paragraph-rsid="001afdad" style:font-size-asian="12pt" style:font-size-complex="12pt"/>
    </style:style>
    <style:style style:name="P10" style:family="paragraph" style:parent-style-name="Table_20_Contents">
      <style:text-properties officeooo:rsid="001a596e" officeooo:paragraph-rsid="001a596e"/>
    </style:style>
    <style:style style:name="P11" style:family="paragraph" style:parent-style-name="Table_20_Contents">
      <style:text-properties officeooo:paragraph-rsid="001a596e"/>
    </style:style>
    <style:style style:name="P12" style:family="paragraph" style:parent-style-name="Table_20_Contents">
      <style:text-properties officeooo:rsid="001afdad" officeooo:paragraph-rsid="001afdad"/>
    </style:style>
    <style:style style:name="P13" style:family="paragraph" style:parent-style-name="Table_20_Contents">
      <style:text-properties style:font-name="DejaVu Serif1" fo:font-size="12pt" officeooo:paragraph-rsid="0023c659" style:font-size-asian="12pt" style:font-size-complex="12pt"/>
    </style:style>
    <style:style style:name="P14" style:family="paragraph" style:parent-style-name="Table_20_Contents">
      <style:text-properties style:font-name="DejaVu Serif1" fo:font-size="12pt" officeooo:rsid="001a596e" officeooo:paragraph-rsid="0023c659" style:font-size-asian="10.5pt" style:font-size-complex="12pt"/>
    </style:style>
    <style:style style:name="P15" style:family="paragraph" style:parent-style-name="Table_20_Contents">
      <style:text-properties style:font-name="DejaVu Serif1" fo:font-size="12pt" officeooo:rsid="001a596e" officeooo:paragraph-rsid="002a3cf9" style:font-size-asian="10.5pt" style:font-size-complex="12pt"/>
    </style:style>
    <style:style style:name="P16" style:family="paragraph" style:parent-style-name="Table_20_Contents">
      <style:text-properties fo:font-size="12pt" officeooo:paragraph-rsid="0023c659" style:font-size-asian="12pt" style:font-size-complex="12pt"/>
    </style:style>
    <style:style style:name="P17" style:family="paragraph" style:parent-style-name="Table_20_Contents">
      <style:text-properties fo:font-size="12pt" officeooo:paragraph-rsid="002d3d6d" style:font-size-asian="12pt" style:font-size-complex="12pt"/>
    </style:style>
    <style:style style:name="P18" style:family="paragraph" style:parent-style-name="Table_20_Contents">
      <style:text-properties fo:font-size="12pt" officeooo:rsid="001a596e" officeooo:paragraph-rsid="0023c659" style:font-size-asian="10.5pt" style:font-size-complex="12pt"/>
    </style:style>
    <style:style style:name="P19" style:family="paragraph" style:parent-style-name="Table_20_Contents">
      <style:text-properties fo:font-size="12pt" officeooo:rsid="001a596e" officeooo:paragraph-rsid="002d3d6d" style:font-size-asian="10.5pt" style:font-size-complex="12pt"/>
    </style:style>
    <style:style style:name="P20" style:family="paragraph" style:parent-style-name="Table_20_Contents">
      <style:text-properties officeooo:paragraph-rsid="0023c659"/>
    </style:style>
    <style:style style:name="P21" style:family="paragraph" style:parent-style-name="Table_20_Contents">
      <style:text-properties officeooo:rsid="001a596e" officeooo:paragraph-rsid="0023c659" style:font-size-asian="10.5pt"/>
    </style:style>
    <style:style style:name="P22" style:family="paragraph" style:parent-style-name="Table_20_Contents">
      <style:text-properties fo:color="#3f3f3f" style:font-name="DejaVu Serif1" fo:font-size="12pt" fo:letter-spacing="0.041cm" officeooo:rsid="0023c659" officeooo:paragraph-rsid="0023c659" style:font-size-asian="12pt" style:font-size-complex="12pt" style:text-scale="104%"/>
    </style:style>
    <style:style style:name="P23" style:family="paragraph" style:parent-style-name="Table_20_Contents">
      <style:text-properties fo:color="#3f3f3f" style:font-name="DejaVu Serif1" fo:font-size="12pt" fo:letter-spacing="0.041cm" officeooo:rsid="002d3d6d" officeooo:paragraph-rsid="002d3d6d" style:font-size-asian="12pt" style:font-size-complex="12pt" style:text-scale="104%"/>
    </style:style>
    <style:style style:name="P24" style:family="paragraph" style:parent-style-name="Table_20_Contents">
      <style:text-properties fo:color="#3f3f3f" style:font-name="DejaVu Serif1" fo:font-size="12pt" fo:letter-spacing="0.039cm" officeooo:rsid="002d3d6d" officeooo:paragraph-rsid="002d3d6d" style:font-size-asian="10.5pt" style:font-size-complex="12pt" style:text-scale="103%"/>
    </style:style>
    <style:style style:name="P25" style:family="paragraph" style:parent-style-name="Table_20_Paragraph">
      <style:paragraph-properties fo:margin-left="0.134cm" fo:margin-right="0.432cm" fo:margin-top="0.005cm" fo:margin-bottom="0cm" loext:contextual-spacing="false" fo:line-height="103%" fo:text-indent="0cm" style:auto-text-indent="false"/>
      <style:text-properties fo:font-size="12pt" officeooo:paragraph-rsid="00198e52" style:font-size-asian="12pt" style:font-size-complex="12pt"/>
    </style:style>
    <style:style style:name="P26" style:family="paragraph" style:parent-style-name="Table_20_Paragraph">
      <style:paragraph-properties fo:margin-left="0.134cm" fo:margin-right="0.432cm" fo:margin-top="0.005cm" fo:margin-bottom="0cm" loext:contextual-spacing="false" fo:line-height="103%" fo:text-indent="0cm" style:auto-text-indent="false"/>
      <style:text-properties fo:font-size="12pt" officeooo:paragraph-rsid="002b3c61" style:font-size-asian="12pt" style:font-size-complex="12pt"/>
    </style:style>
    <style:style style:name="P27" style:family="paragraph" style:parent-style-name="Table_20_Paragraph">
      <style:paragraph-properties fo:margin-left="0.134cm" fo:margin-right="0.432cm" fo:margin-top="0.005cm" fo:margin-bottom="0cm" loext:contextual-spacing="false" fo:line-height="103%" fo:text-indent="0cm" style:auto-text-indent="false"/>
      <style:text-properties fo:font-size="12pt" officeooo:paragraph-rsid="00198e52" style:font-size-asian="10.5pt" style:font-size-complex="12pt"/>
    </style:style>
    <style:style style:name="P28" style:family="paragraph" style:parent-style-name="Table_20_Paragraph">
      <style:paragraph-properties fo:margin-left="0.134cm" fo:margin-right="0.432cm" fo:margin-top="0.005cm" fo:margin-bottom="0cm" loext:contextual-spacing="false" fo:line-height="103%" fo:text-indent="0cm" style:auto-text-indent="false"/>
      <style:text-properties fo:font-size="12pt" officeooo:paragraph-rsid="00198e52" style:font-size-asian="10.5pt" style:font-size-complex="12pt" style:text-scale="105%"/>
    </style:style>
    <style:style style:name="P29" style:family="paragraph" style:parent-style-name="Table_20_Paragraph">
      <style:paragraph-properties fo:margin-left="0.134cm" fo:margin-right="0.432cm" fo:margin-top="0.005cm" fo:margin-bottom="0cm" loext:contextual-spacing="false" fo:line-height="103%" fo:text-indent="0cm" style:auto-text-indent="false"/>
      <style:text-properties fo:font-size="12pt" officeooo:paragraph-rsid="002b3c61" style:font-size-asian="10.5pt" style:font-size-complex="12pt" style:text-scale="105%"/>
    </style:style>
    <style:style style:name="P30" style:family="paragraph" style:parent-style-name="Table_20_Paragraph">
      <style:paragraph-properties fo:margin-left="0.134cm" fo:margin-right="0.432cm" fo:margin-top="0.005cm" fo:margin-bottom="0cm" loext:contextual-spacing="false" fo:line-height="103%" fo:text-indent="0cm" style:auto-text-indent="false"/>
      <style:text-properties style:font-name="DejaVu Serif1" fo:font-size="12pt" fo:letter-spacing="-0.002cm" officeooo:paragraph-rsid="00198e52" style:font-size-asian="12pt" style:font-size-complex="12pt" style:text-scale="105%"/>
    </style:style>
    <style:style style:name="P31" style:family="paragraph" style:parent-style-name="Table_20_Paragraph">
      <style:paragraph-properties fo:margin-left="0.134cm" fo:margin-right="0.432cm" fo:margin-top="0.005cm" fo:margin-bottom="0cm" loext:contextual-spacing="false" fo:line-height="103%" fo:text-indent="0cm" style:auto-text-indent="false"/>
      <style:text-properties style:font-name="DejaVu Serif1" fo:font-size="12pt" officeooo:rsid="00226a23" officeooo:paragraph-rsid="00226a23" style:font-size-asian="10.5pt" style:font-size-complex="12pt" style:text-scale="105%"/>
    </style:style>
    <style:style style:name="P32" style:family="paragraph" style:parent-style-name="Table_20_Paragraph">
      <style:paragraph-properties fo:margin-left="0.134cm" fo:margin-right="0.432cm" fo:margin-top="0.005cm" fo:margin-bottom="0cm" loext:contextual-spacing="false" fo:line-height="103%" fo:text-indent="0cm" style:auto-text-indent="false"/>
      <style:text-properties style:font-name="DejaVu Serif1" fo:font-size="12pt" officeooo:rsid="002b3c61" officeooo:paragraph-rsid="002b3c61" style:font-size-asian="10.5pt" style:font-size-complex="12pt" style:text-scale="105%"/>
    </style:style>
    <style:style style:name="P33" style:family="paragraph" style:parent-style-name="Table_20_Paragraph">
      <style:paragraph-properties fo:margin-left="0.134cm" fo:margin-right="0.432cm" fo:margin-top="0.005cm" fo:margin-bottom="0cm" loext:contextual-spacing="false" fo:line-height="103%" fo:text-indent="0cm" style:auto-text-indent="false"/>
      <style:text-properties style:font-name="DejaVu Serif1" fo:font-size="12pt" officeooo:rsid="00226a23" officeooo:paragraph-rsid="00226a23" style:font-size-asian="12pt" style:font-size-complex="12pt" style:text-scale="105%"/>
    </style:style>
    <style:style style:name="P34" style:family="paragraph" style:parent-style-name="Table_20_Paragraph">
      <style:paragraph-properties fo:margin-left="0.134cm" fo:margin-right="0cm" fo:margin-top="0.004cm" fo:margin-bottom="0cm" loext:contextual-spacing="false" fo:line-height="100%" fo:text-indent="0cm" style:auto-text-indent="false"/>
      <style:text-properties fo:font-size="12pt" officeooo:paragraph-rsid="00198e52" style:font-size-asian="12pt" style:font-size-complex="12pt"/>
    </style:style>
    <style:style style:name="P35" style:family="paragraph" style:parent-style-name="Table_20_Paragraph">
      <style:paragraph-properties fo:margin-left="0.134cm" fo:margin-right="0cm" fo:margin-top="0.004cm" fo:margin-bottom="0cm" loext:contextual-spacing="false" fo:line-height="100%" fo:text-indent="0cm" style:auto-text-indent="false"/>
      <style:text-properties fo:font-size="12pt" officeooo:paragraph-rsid="00226a23" style:font-size-asian="12pt" style:font-size-complex="12pt"/>
    </style:style>
    <style:style style:name="P36" style:family="paragraph" style:parent-style-name="Table_20_Paragraph">
      <style:paragraph-properties fo:margin-left="0.134cm" fo:margin-right="0cm" fo:margin-top="0.004cm" fo:margin-bottom="0cm" loext:contextual-spacing="false" fo:line-height="100%" fo:text-indent="0cm" style:auto-text-indent="false"/>
      <style:text-properties fo:font-size="12pt" officeooo:paragraph-rsid="00198e52" style:font-size-asian="10.5pt" style:font-size-complex="12pt" style:text-scale="105%"/>
    </style:style>
    <style:style style:name="P37" style:family="paragraph" style:parent-style-name="Table_20_Paragraph">
      <style:paragraph-properties fo:margin-left="0.134cm" fo:margin-right="0cm" fo:margin-top="0.004cm" fo:margin-bottom="0cm" loext:contextual-spacing="false" fo:line-height="100%" fo:text-indent="0cm" style:auto-text-indent="false"/>
      <style:text-properties fo:font-size="12pt" officeooo:paragraph-rsid="00226a23" style:font-size-asian="10.5pt" style:font-size-complex="12pt" style:text-scale="105%"/>
    </style:style>
    <style:style style:name="P38" style:family="paragraph" style:parent-style-name="Table_20_Paragraph">
      <style:paragraph-properties fo:margin-left="0.134cm" fo:margin-right="0cm" fo:margin-top="0.004cm" fo:margin-bottom="0cm" loext:contextual-spacing="false" fo:line-height="100%" fo:text-indent="0cm" style:auto-text-indent="false"/>
      <style:text-properties fo:font-size="12pt" officeooo:paragraph-rsid="00198e52" style:font-size-asian="10.5pt" style:font-size-complex="12pt"/>
    </style:style>
    <style:style style:name="P39" style:family="paragraph" style:parent-style-name="Heading_20_2">
      <style:text-properties officeooo:paragraph-rsid="0023c659"/>
    </style:style>
    <style:style style:name="P40" style:family="paragraph" style:parent-style-name="Heading_20_2">
      <style:text-properties officeooo:paragraph-rsid="002d3d6d"/>
    </style:style>
    <style:style style:name="P41" style:family="paragraph" style:parent-style-name="Table_20_Contents">
      <style:text-properties fo:color="#3f3f3f" style:font-name="DejaVu Serif1" fo:font-size="12pt" fo:letter-spacing="0.039cm" officeooo:rsid="00300292" officeooo:paragraph-rsid="00300292" style:font-size-asian="10.5pt" style:font-size-complex="12pt" style:text-scale="103%"/>
    </style:style>
    <style:style style:name="P42" style:family="paragraph" style:parent-style-name="Table_20_Contents">
      <style:text-properties fo:color="#3f3f3f" style:font-name="DejaVu Serif1" fo:font-size="12pt" fo:letter-spacing="0.037cm" officeooo:rsid="0023c659" officeooo:paragraph-rsid="0023c659" style:font-size-asian="10.5pt" style:font-size-complex="12pt" style:text-scale="103%"/>
    </style:style>
    <style:style style:name="P43" style:family="paragraph" style:parent-style-name="Table_20_Contents">
      <style:text-properties fo:color="#3f3f3f" style:font-name="DejaVu Serif1" fo:font-size="12pt" fo:letter-spacing="0.037cm" officeooo:rsid="00300292" officeooo:paragraph-rsid="00300292" style:font-size-asian="10.5pt" style:font-size-complex="12pt" style:text-scale="103%"/>
    </style:style>
    <style:style style:name="P44" style:family="paragraph" style:parent-style-name="Table_20_Contents">
      <style:text-properties fo:color="#3f3f3f" style:font-name="DejaVu Serif1" fo:font-size="12pt" fo:letter-spacing="0.042cm" officeooo:rsid="00300292" officeooo:paragraph-rsid="00300292" style:font-size-asian="12pt" style:font-size-complex="12pt" style:text-scale="104%"/>
    </style:style>
    <style:style style:name="P45" style:family="paragraph" style:parent-style-name="Table_20_Contents">
      <style:text-properties fo:color="#3f3f3f" style:font-name="DejaVu Serif1" fo:font-size="12pt" officeooo:rsid="00300292" officeooo:paragraph-rsid="00300292" style:font-size-asian="12pt" style:font-size-complex="12pt"/>
    </style:style>
    <style:style style:name="P46" style:family="paragraph" style:parent-style-name="Table_20_Contents">
      <style:text-properties fo:color="#3f3f3f" style:font-name="DejaVu Serif1" fo:font-size="12pt" fo:letter-spacing="0.035cm" officeooo:rsid="00300292" officeooo:paragraph-rsid="00300292" style:font-size-asian="10.5pt" style:font-size-complex="12pt" style:text-scale="103%"/>
    </style:style>
    <style:style style:name="P47" style:family="paragraph" style:parent-style-name="Table_20_Contents">
      <style:text-properties fo:color="#3f3f3f" style:font-name="DejaVu Serif1" fo:font-size="11pt" fo:letter-spacing="0.041cm" officeooo:rsid="00300292" officeooo:paragraph-rsid="00300292" style:font-size-asian="11pt" style:font-size-complex="11pt" style:text-scale="104%"/>
    </style:style>
    <style:style style:name="P48" style:family="paragraph" style:parent-style-name="Heading_20_3">
      <style:text-properties officeooo:rsid="0023c659" officeooo:paragraph-rsid="0023c659"/>
    </style:style>
    <style:style style:name="T1" style:family="text">
      <style:text-properties officeooo:rsid="00218aa7"/>
    </style:style>
    <style:style style:name="T2" style:family="text">
      <style:text-properties fo:letter-spacing="-0.002cm" style:text-scale="105%"/>
    </style:style>
    <style:style style:name="T3" style:family="text">
      <style:text-properties fo:letter-spacing="-0.002cm" officeooo:rsid="001ece5a" style:text-scale="105%"/>
    </style:style>
    <style:style style:name="T4" style:family="text">
      <style:text-properties fo:letter-spacing="-0.012cm" style:text-scale="105%"/>
    </style:style>
    <style:style style:name="T5" style:family="text">
      <style:text-properties fo:letter-spacing="-0.009cm" style:text-scale="105%"/>
    </style:style>
    <style:style style:name="T6" style:family="text">
      <style:text-properties fo:letter-spacing="-0.011cm" style:text-scale="105%"/>
    </style:style>
    <style:style style:name="T7" style:family="text">
      <style:text-properties fo:letter-spacing="-0.007cm" style:text-scale="105%"/>
    </style:style>
    <style:style style:name="T8" style:family="text">
      <style:text-properties style:text-scale="105%"/>
    </style:style>
    <style:style style:name="T9" style:family="text">
      <style:text-properties style:font-name="DejaVu Sans Mono"/>
    </style:style>
    <style:style style:name="T10" style:family="text">
      <style:text-properties style:font-name="DejaVu Sans Mono" fo:letter-spacing="-0.004cm"/>
    </style:style>
    <style:style style:name="T11" style:family="text">
      <style:text-properties style:font-name="DejaVu Sans Mono" fo:letter-spacing="-0.004cm" style:font-name-asian="DejaVu Sans Mono1" style:font-name-complex="DejaVu Sans Mono1"/>
    </style:style>
    <style:style style:name="T12" style:family="text">
      <style:text-properties style:font-name="DejaVu Sans Mono" fo:letter-spacing="-0.004cm" style:font-name-asian="DejaVu Sans Mono1" style:font-name-complex="DejaVu Sans Mono1" style:text-scale="105%"/>
    </style:style>
    <style:style style:name="T13" style:family="text">
      <style:text-properties style:font-name="DejaVu Sans Mono" fo:letter-spacing="-0.004cm" officeooo:rsid="00218aa7" style:font-name-asian="DejaVu Sans Mono1" style:font-name-complex="DejaVu Sans Mono1" style:text-scale="105%"/>
    </style:style>
    <style:style style:name="T14" style:family="text">
      <style:text-properties style:font-name="DejaVu Sans Mono" fo:letter-spacing="-0.004cm" officeooo:rsid="00226a23" style:font-name-asian="DejaVu Sans Mono1" style:font-name-complex="DejaVu Sans Mono1" style:text-scale="105%"/>
    </style:style>
    <style:style style:name="T15" style:family="text">
      <style:text-properties style:font-name="DejaVu Sans Mono" fo:letter-spacing="-0.004cm" officeooo:rsid="0023c659" style:font-name-asian="DejaVu Sans Mono1" style:font-name-complex="DejaVu Sans Mono1" style:text-scale="105%"/>
    </style:style>
    <style:style style:name="T16" style:family="text">
      <style:text-properties style:font-name="DejaVu Sans Mono" fo:letter-spacing="-0.004cm" officeooo:rsid="002d3d6d" style:font-name-asian="DejaVu Sans Mono1" style:font-name-complex="DejaVu Sans Mono1" style:text-scale="105%"/>
    </style:style>
    <style:style style:name="T17" style:family="text">
      <style:text-properties style:font-name="DejaVu Sans Mono" fo:letter-spacing="-0.004cm" officeooo:rsid="00226a23" style:font-name-asian="DejaVu Sans Mono1" style:font-name-complex="DejaVu Sans Mono1"/>
    </style:style>
    <style:style style:name="T18" style:family="text">
      <style:text-properties style:font-name="DejaVu Sans Mono" fo:letter-spacing="-0.004cm" style:text-scale="105%"/>
    </style:style>
    <style:style style:name="T19" style:family="text">
      <style:text-properties style:font-name="DejaVu Sans Mono" fo:letter-spacing="-0.004cm" officeooo:rsid="001a596e" style:text-scale="105%"/>
    </style:style>
    <style:style style:name="T20" style:family="text">
      <style:text-properties style:font-name="DejaVu Sans Mono" fo:letter-spacing="-0.004cm" officeooo:rsid="001a596e"/>
    </style:style>
    <style:style style:name="T21" style:family="text">
      <style:text-properties style:font-name="DejaVu Sans Mono" fo:letter-spacing="-0.002cm" style:font-name-asian="DejaVu Sans Mono1" style:font-name-complex="DejaVu Sans Mono1"/>
    </style:style>
    <style:style style:name="T22" style:family="text">
      <style:text-properties style:font-name="DejaVu Sans Mono" fo:letter-spacing="-0.002cm" style:font-name-asian="DejaVu Sans Mono1" style:font-name-complex="DejaVu Sans Mono1" style:text-scale="105%"/>
    </style:style>
    <style:style style:name="T23" style:family="text">
      <style:text-properties style:font-name="DejaVu Sans Mono" fo:letter-spacing="-0.002cm" officeooo:rsid="0023c659" style:font-name-asian="DejaVu Sans Mono1" style:font-name-complex="DejaVu Sans Mono1" style:text-scale="105%"/>
    </style:style>
    <style:style style:name="T24" style:family="text">
      <style:text-properties style:font-name="DejaVu Sans Mono" fo:letter-spacing="-0.002cm" officeooo:rsid="002d3d6d" style:font-name-asian="DejaVu Sans Mono1" style:font-name-complex="DejaVu Sans Mono1" style:text-scale="105%"/>
    </style:style>
    <style:style style:name="T25" style:family="text">
      <style:text-properties style:font-name="DejaVu Sans Mono" fo:letter-spacing="-0.002cm" style:text-scale="105%"/>
    </style:style>
    <style:style style:name="T26" style:family="text">
      <style:text-properties style:font-name="DejaVu Sans Mono" fo:letter-spacing="-0.002cm" officeooo:rsid="001a596e" style:text-scale="105%"/>
    </style:style>
    <style:style style:name="T27" style:family="text">
      <style:text-properties style:font-name="DejaVu Sans Mono" officeooo:rsid="001a596e"/>
    </style:style>
    <style:style style:name="T28" style:family="text">
      <style:text-properties style:font-name="DejaVu Serif1"/>
    </style:style>
    <style:style style:name="T29" style:family="text">
      <style:text-properties style:font-name="DejaVu Serif1" fo:letter-spacing="-0.002cm"/>
    </style:style>
    <style:style style:name="T30" style:family="text">
      <style:text-properties style:font-name="DejaVu Serif1" fo:letter-spacing="-0.002cm" style:text-scale="105%"/>
    </style:style>
    <style:style style:name="T31" style:family="text">
      <style:text-properties style:font-name="DejaVu Serif1" fo:letter-spacing="-0.002cm" officeooo:rsid="00226a23" style:text-scale="105%"/>
    </style:style>
    <style:style style:name="T32" style:family="text">
      <style:text-properties style:font-name="DejaVu Serif1" fo:letter-spacing="0.034cm" style:text-scale="104%"/>
    </style:style>
    <style:style style:name="T33" style:family="text">
      <style:text-properties style:font-name="DejaVu Serif1" fo:letter-spacing="0.041cm" style:text-scale="105%"/>
    </style:style>
    <style:style style:name="T34" style:family="text">
      <style:text-properties style:font-name="DejaVu Serif1" style:text-scale="105%"/>
    </style:style>
    <style:style style:name="T35" style:family="text">
      <style:text-properties style:font-name="DejaVu Serif1" fo:letter-spacing="0.039cm" style:text-scale="104%"/>
    </style:style>
    <style:style style:name="T36" style:family="text">
      <style:text-properties style:font-name="DejaVu Serif1" fo:letter-spacing="-0.005cm"/>
    </style:style>
    <style:style style:name="T37" style:family="text">
      <style:text-properties style:font-name="DejaVu Serif1" fo:letter-spacing="-0.005cm" style:text-scale="105%"/>
    </style:style>
    <style:style style:name="T38" style:family="text">
      <style:text-properties style:font-name="DejaVu Serif1" fo:letter-spacing="-0.004cm" style:text-scale="105%"/>
    </style:style>
    <style:style style:name="T39" style:family="text">
      <style:text-properties style:font-name="DejaVu Serif1" fo:letter-spacing="0.032cm"/>
    </style:style>
    <style:style style:name="T40" style:family="text">
      <style:text-properties style:font-name="DejaVu Serif1" fo:letter-spacing="0.071cm"/>
    </style:style>
    <style:style style:name="T41" style:family="text">
      <style:text-properties style:font-name="DejaVu Serif1" fo:letter-spacing="-0.007cm"/>
    </style:style>
    <style:style style:name="T42" style:family="text">
      <style:text-properties style:font-name="DejaVu Serif1" fo:letter-spacing="0.035cm"/>
    </style:style>
    <style:style style:name="T43" style:family="text">
      <style:text-properties style:font-name="DejaVu Serif1" style:font-size-asian="10.5pt" style:text-scale="105%"/>
    </style:style>
    <style:style style:name="T44" style:family="text">
      <style:text-properties style:font-name="DejaVu Serif1" officeooo:rsid="002b3c61" style:font-size-asian="10.5pt" style:text-scale="105%"/>
    </style:style>
    <style:style style:name="T45" style:family="text">
      <style:text-properties style:font-name="DejaVu Serif1" officeooo:rsid="002b3c61"/>
    </style:style>
    <style:style style:name="T46" style:family="text">
      <style:text-properties fo:letter-spacing="-0.004cm" style:text-scale="105%"/>
    </style:style>
    <style:style style:name="T47" style:family="text">
      <style:text-properties fo:letter-spacing="-0.005cm" style:text-scale="105%"/>
    </style:style>
    <style:style style:name="T48" style:family="text">
      <style:text-properties fo:color="#3f3f3f" style:font-name="Chess Merida" fo:font-weight="bold" style:font-weight-asian="bold" style:font-weight-complex="bold"/>
    </style:style>
    <style:style style:name="T49" style:family="text">
      <style:text-properties fo:color="#3f3f3f" style:font-name="Chess Merida" fo:font-weight="bold" officeooo:rsid="001a596e" style:font-weight-asian="bold" style:font-weight-complex="bold"/>
    </style:style>
    <style:style style:name="T50" style:family="text">
      <style:text-properties fo:color="#3f3f3f" style:font-name="Chess Merida" fo:font-weight="bold" officeooo:rsid="0023c659" style:font-weight-asian="bold" style:font-weight-complex="bold"/>
    </style:style>
    <style:style style:name="T51" style:family="text">
      <style:text-properties fo:color="#3f3f3f" style:font-name="Chess Merida" fo:letter-spacing="-0.004cm" fo:font-weight="bold" style:font-name-asian="Arial1" style:font-weight-asian="bold" style:font-name-complex="Arial1" style:font-weight-complex="bold"/>
    </style:style>
    <style:style style:name="T52" style:family="text">
      <style:text-properties fo:color="#3f3f3f" style:font-name="Chess Merida" fo:letter-spacing="-0.004cm" fo:font-weight="bold" style:font-name-asian="Arial1" style:font-weight-asian="bold" style:font-name-complex="Arial1" style:font-weight-complex="bold" style:text-scale="105%"/>
    </style:style>
    <style:style style:name="T53" style:family="text">
      <style:text-properties fo:color="#3f3f3f" style:font-name="Chess Merida" fo:letter-spacing="-0.004cm" fo:font-weight="bold" officeooo:rsid="001a596e" style:font-name-asian="Arial1" style:font-weight-asian="bold" style:font-name-complex="Arial1" style:font-weight-complex="bold" style:text-scale="105%"/>
    </style:style>
    <style:style style:name="T54" style:family="text">
      <style:text-properties fo:color="#3f3f3f" style:font-name="Chess Merida" fo:letter-spacing="-0.004cm" fo:font-weight="bold" officeooo:rsid="001a596e" style:font-name-asian="Arial1" style:font-weight-asian="bold" style:font-name-complex="Arial1" style:font-weight-complex="bold"/>
    </style:style>
    <style:style style:name="T55" style:family="text">
      <style:text-properties fo:color="#3f3f3f" style:font-name="Chess Merida" fo:letter-spacing="-0.002cm" fo:font-weight="bold" style:font-name-asian="Arial1" style:font-weight-asian="bold" style:font-name-complex="Arial1" style:font-weight-complex="bold" style:text-scale="105%"/>
    </style:style>
    <style:style style:name="T56" style:family="text">
      <style:text-properties fo:color="#3f3f3f" style:font-name="Chess Merida" fo:letter-spacing="-0.002cm" fo:font-weight="bold" officeooo:rsid="001a596e" style:font-name-asian="Arial1" style:font-weight-asian="bold" style:font-name-complex="Arial1" style:font-weight-complex="bold" style:text-scale="105%"/>
    </style:style>
    <style:style style:name="T57" style:family="text">
      <style:text-properties fo:color="#3f3f3f" fo:letter-spacing="-0.002cm" style:text-scale="105%"/>
    </style:style>
    <style:style style:name="T58" style:family="text">
      <style:text-properties fo:color="#3f3f3f" fo:letter-spacing="-0.002cm" officeooo:rsid="002a3cf9" style:text-scale="105%"/>
    </style:style>
    <style:style style:name="T59" style:family="text">
      <style:text-properties fo:color="#3f3f3f" fo:letter-spacing="0.042cm" style:text-scale="105%"/>
    </style:style>
    <style:style style:name="T60" style:family="text">
      <style:text-properties fo:color="#3f3f3f" fo:letter-spacing="0.042cm" officeooo:rsid="002a3cf9" style:text-scale="105%"/>
    </style:style>
    <style:style style:name="T61" style:family="text">
      <style:text-properties fo:color="#3f3f3f" fo:letter-spacing="0.039cm" officeooo:rsid="002a3cf9" style:text-scale="103%"/>
    </style:style>
    <style:style style:name="T62" style:family="text">
      <style:text-properties fo:color="#3f3f3f" style:text-scale="105%"/>
    </style:style>
    <style:style style:name="T63" style:family="text">
      <style:text-properties fo:color="#3f3f3f" fo:letter-spacing="0.041cm" officeooo:rsid="002a3cf9" style:text-scale="104%"/>
    </style:style>
    <style:style style:name="T64" style:family="text">
      <style:text-properties fo:color="#3f3f3f" fo:letter-spacing="0.032cm" style:text-scale="105%"/>
    </style:style>
    <style:style style:name="T65" style:family="text">
      <style:text-properties fo:color="#3f3f3f" fo:letter-spacing="0.032cm" officeooo:rsid="002a3cf9" style:text-scale="105%"/>
    </style:style>
    <style:style style:name="T66" style:family="text">
      <style:text-properties fo:color="#3f3f3f" fo:letter-spacing="0.035cm" style:text-scale="105%"/>
    </style:style>
    <style:style style:name="T67" style:family="text">
      <style:text-properties fo:color="#3f3f3f" fo:letter-spacing="0.035cm" officeooo:rsid="002a3cf9" style:text-scale="105%"/>
    </style:style>
    <style:style style:name="T68" style:family="text">
      <style:text-properties fo:color="#3f3f3f" fo:letter-spacing="0.044cm" style:text-scale="105%"/>
    </style:style>
    <style:style style:name="T69" style:family="text">
      <style:text-properties fo:color="#3f3f3f" fo:letter-spacing="0.044cm" officeooo:rsid="002a3cf9" style:text-scale="105%"/>
    </style:style>
    <style:style style:name="T70" style:family="text">
      <style:text-properties fo:color="#3f3f3f" fo:letter-spacing="0.026cm" style:text-scale="105%"/>
    </style:style>
    <style:style style:name="T71" style:family="text">
      <style:text-properties fo:letter-spacing="0.018cm" style:text-scale="105%"/>
    </style:style>
    <style:style style:name="T72" style:family="text">
      <style:text-properties fo:letter-spacing="0.019cm" style:text-scale="105%"/>
    </style:style>
    <style:style style:name="T73" style:family="text">
      <style:text-properties fo:letter-spacing="0.021cm" style:text-scale="105%"/>
    </style:style>
    <style:style style:name="T74" style:family="text">
      <style:text-properties fo:letter-spacing="0.085cm" style:text-scale="104%"/>
    </style:style>
    <style:style style:name="T75" style:family="text">
      <style:text-properties style:font-name="Chess Merida"/>
    </style:style>
    <style:style style:name="T76" style:family="text">
      <style:text-properties style:font-name="Chess Merida" fo:letter-spacing="-0.002cm" style:font-name-asian="Chess Condal" style:font-name-complex="Chess Condal"/>
    </style:style>
    <style:style style:name="T77" style:family="text">
      <style:text-properties style:font-name="Chess Merida" fo:letter-spacing="-0.002cm" style:font-name-asian="Chess Condal" style:font-name-complex="Chess Condal" style:text-scale="105%"/>
    </style:style>
    <style:style style:name="T78" style:family="text">
      <style:text-properties style:font-name="Chess Merida" style:font-name-asian="Chess Condal" style:font-name-complex="Chess Condal" style:text-scale="105%"/>
    </style:style>
    <style:style style:name="T79" style:family="text">
      <style:text-properties style:font-name="Chess Merida" fo:letter-spacing="-0.005cm" style:font-name-asian="Chess Condal" style:font-name-complex="Chess Condal"/>
    </style:style>
    <style:style style:name="T80" style:family="text">
      <style:text-properties style:font-name="Chess Merida" fo:letter-spacing="-0.005cm" style:font-name-asian="Chess Condal" style:font-name-complex="Chess Condal" style:text-scale="105%"/>
    </style:style>
    <style:style style:name="T81" style:family="text">
      <style:text-properties style:font-name="Chess Merida" fo:letter-spacing="-0.004cm" style:font-name-asian="Chess Condal" style:font-name-complex="Chess Condal" style:text-scale="105%"/>
    </style:style>
    <style:style style:name="T82" style:family="text">
      <style:text-properties style:font-name="Arial" fo:letter-spacing="-0.203cm" style:font-name-asian="Chess Condal" style:font-name-complex="Chess Condal" style:text-scale="105%"/>
    </style:style>
    <style:style style:name="T83" style:family="text">
      <style:text-properties style:font-name="Arial" fo:letter-spacing="-0.201cm" style:font-name-asian="Chess Condal" style:font-name-complex="Chess Condal" style:text-scale="105%"/>
    </style:style>
    <style:style style:name="T84" style:family="text">
      <style:text-properties officeooo:rsid="001a596e"/>
    </style:style>
    <style:style style:name="T85" style:family="text">
      <style:text-properties fo:color="#000000"/>
    </style:style>
    <style:style style:name="T86" style:family="text">
      <style:text-properties fo:color="#000000" fo:font-weight="bold" style:font-weight-asian="bold"/>
    </style:style>
    <style:style style:name="T87" style:family="text">
      <style:text-properties fo:color="#000000" style:font-name="Chess Merida"/>
    </style:style>
    <style:style style:name="T88" style:family="text">
      <style:text-properties fo:color="#000000" style:font-name="Chess Merida" fo:letter-spacing="-0.004cm" officeooo:rsid="0023c659" style:font-name-asian="DejaVu Sans Mono1" style:font-name-complex="DejaVu Sans Mono1" style:text-scale="105%"/>
    </style:style>
    <style:style style:name="T89" style:family="text">
      <style:text-properties fo:color="#000000" style:font-name="Chess Merida" fo:letter-spacing="-0.004cm" officeooo:rsid="0023c659" style:font-name-asian="DejaVu Sans Mono1" style:font-size-asian="12pt" style:font-name-complex="DejaVu Sans Mono1" style:text-scale="105%"/>
    </style:style>
    <style:style style:name="T90" style:family="text">
      <style:text-properties fo:color="#000000" officeooo:rsid="001bbc8d"/>
    </style:style>
    <style:style style:name="T91" style:family="text">
      <style:text-properties fo:color="#000000" style:font-name="DejaVu Sans Mono" fo:letter-spacing="-0.004cm" officeooo:rsid="0023c659" style:font-name-asian="DejaVu Sans Mono1" style:font-name-complex="DejaVu Sans Mono1" style:text-scale="105%"/>
    </style:style>
    <style:style style:name="T92" style:family="text">
      <style:text-properties fo:color="#000000" style:font-name="DejaVu Sans Mono" fo:letter-spacing="-0.004cm" officeooo:rsid="002d3d6d" style:font-name-asian="DejaVu Sans Mono1" style:font-name-complex="DejaVu Sans Mono1" style:text-scale="105%"/>
    </style:style>
    <style:style style:name="T93" style:family="text">
      <style:text-properties fo:color="#404040" style:font-name="DejaVu Sans Mono" fo:letter-spacing="-0.004cm" officeooo:rsid="0023c659" style:font-name-asian="DejaVu Sans Mono1" style:font-name-complex="DejaVu Sans Mono1" style:text-scale="105%"/>
    </style:style>
    <style:style style:name="T94" style:family="text">
      <style:text-properties officeooo:rsid="0023c659"/>
    </style:style>
    <style:style style:name="T95" style:family="text">
      <style:text-properties fo:letter-spacing="0.035cm"/>
    </style:style>
    <style:style style:name="T96" style:family="text">
      <style:text-properties fo:letter-spacing="0.035cm" style:text-scale="103%"/>
    </style:style>
    <style:style style:name="T97" style:family="text">
      <style:text-properties fo:letter-spacing="0.035cm" officeooo:rsid="0028a6e5" style:text-scale="103%"/>
    </style:style>
    <style:style style:name="T98" style:family="text">
      <style:text-properties fo:letter-spacing="0.035cm" officeooo:rsid="0028a6e5"/>
    </style:style>
    <style:style style:name="T99" style:family="text">
      <style:text-properties officeooo:rsid="002b3c61"/>
    </style:style>
    <style:style style:name="T100" style:family="text">
      <style:text-properties officeooo:rsid="002eb750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officeooo:rsid="0030029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Choosing opening books (selection with black queen)</text:h>
      <text:p text:style-name="Standard"><text:span text:style-name="T2">Opening</text:span><text:span text:style-name="T4"> </text:span><text:span text:style-name="T2">books</text:span><text:span text:style-name="T5"> </text:span><text:span text:style-name="T2">are</text:span><text:span text:style-name="T4"> </text:span><text:span text:style-name="T2">set</text:span><text:span text:style-name="T6"> </text:span><text:span text:style-name="T2">with</text:span><text:span text:style-name="T4"> </text:span><text:span text:style-name="T2">the</text:span><text:span text:style-name="T6"> </text:span><text:span text:style-name="T2">extra</text:span><text:span text:style-name="T7"> </text:span><text:span text:style-name="T77"></text:span><text:span text:style-name="T2">.</text:span><text:span text:style-name="T5"> </text:span><text:span text:style-name="T2">(Remove</text:span><text:span text:style-name="T4"> </text:span><text:span text:style-name="T2">the</text:span><text:span text:style-name="T6"> </text:span><text:span text:style-name="T2">extra</text:span><text:span text:style-name="T4"> </text:span><text:span text:style-name="T78"></text:span><text:span text:style-name="T83"> </text:span><text:span text:style-name="T8">if</text:span><text:span text:style-name="T6"> </text:span><text:span text:style-name="T8">it</text:span><text:span text:style-name="T4"> </text:span><text:span text:style-name="T8">is</text:span><text:span text:style-name="T4"> </text:span><text:span text:style-name="T2">still</text:span><text:span text:style-name="T6"> </text:span><text:span text:style-name="T2">on</text:span><text:span text:style-name="T4"> </text:span><text:span text:style-name="T2">the</text:span><text:span text:style-name="T4"> </text:span><text:span text:style-name="T2">board)</text:span></text:p>
      <table:table table:name="Tabelle1" table:style-name="Tabelle1">
        <table:table-column table:style-name="Tabelle1.A" table:number-columns-repeated="7"/>
        <table:table-column table:style-name="Tabelle1.H"/>
        <table:table-row table:style-name="Tabelle1.1">
          <table:table-cell office:value-type="string">
            <text:p text:style-name="P34"><text:span text:style-name="T80"></text:span><text:span text:style-name="T12">a3</text:span></text:p>
          </table:table-cell>
          <table:table-cell table:style-name="Tabelle1.B1" office:value-type="string">
            <text:p text:style-name="P38"><text:span text:style-name="T80"></text:span><text:span text:style-name="T12">b3</text:span></text:p>
          </table:table-cell>
          <table:table-cell office:value-type="string">
            <text:p text:style-name="P34"><text:span text:style-name="T80"></text:span><text:span text:style-name="T12">c3</text:span></text:p>
          </table:table-cell>
          <table:table-cell table:style-name="Tabelle1.B1" office:value-type="string">
            <text:p text:style-name="P36"><text:span text:style-name="T79"></text:span><text:span text:style-name="T11">d3</text:span></text:p>
          </table:table-cell>
          <table:table-cell office:value-type="string">
            <text:p text:style-name="P34"><text:span text:style-name="T77"></text:span><text:span text:style-name="T22">e3</text:span></text:p>
          </table:table-cell>
          <table:table-cell table:style-name="Tabelle1.B1" office:value-type="string">
            <text:p text:style-name="P36"><text:span text:style-name="T79"></text:span><text:span text:style-name="T11">f3</text:span></text:p>
          </table:table-cell>
          <table:table-cell office:value-type="string">
            <text:p text:style-name="P34"><text:span text:style-name="T80"></text:span><text:span text:style-name="T12">g3</text:span></text:p>
          </table:table-cell>
          <table:table-cell table:style-name="Tabelle1.B1" office:value-type="string">
            <text:p text:style-name="P36"><text:span text:style-name="T76"></text:span><text:span text:style-name="T21">h3</text:span></text:p>
          </table:table-cell>
        </table:table-row>
        <table:table-row table:style-name="Tabelle1.1">
          <table:table-cell office:value-type="string">
            <text:p text:style-name="P25"><text:span text:style-name="T30">No</text:span><text:span text:style-name="T32"> </text:span><text:span text:style-name="T29">book</text:span></text:p>
          </table:table-cell>
          <table:table-cell table:style-name="Tabelle1.B2" office:value-type="string">
            <text:p text:style-name="P27"><text:span text:style-name="T30">ECO</text:span><text:span text:style-name="T33"> </text:span><text:span text:style-name="T34">A – </text:span></text:p>
            <text:p text:style-name="P32">Flank Openings</text:p>
          </table:table-cell>
          <table:table-cell office:value-type="string">
            <text:p text:style-name="P26"><text:span text:style-name="T30">ECO</text:span><text:span text:style-name="T34"> B </text:span><text:span text:style-name="T43">–<text:line-break/></text:span><text:span text:style-name="T44">Semi Open Openings</text:span></text:p>
          </table:table-cell>
          <table:table-cell table:style-name="Tabelle1.B2" office:value-type="string">
            <text:p text:style-name="P29"><text:span text:style-name="T29">ECO</text:span><text:span text:style-name="T39"> </text:span><text:span text:style-name="T28">C –<text:line-break/></text:span><text:span text:style-name="T45">Open Openings</text:span></text:p>
          </table:table-cell>
          <table:table-cell office:value-type="string">
            <text:p text:style-name="P26"><text:span text:style-name="T30">ECO</text:span><text:span text:style-name="T34"> D </text:span><text:span text:style-name="T43">–<text:line-break/></text:span><text:span text:style-name="T44">Closed Openings</text:span></text:p>
          </table:table-cell>
          <table:table-cell table:style-name="Tabelle1.B2" office:value-type="string">
            <text:p text:style-name="P29"><text:span text:style-name="T29">ECO</text:span><text:span text:style-name="T40"> </text:span><text:span text:style-name="T28">E –<text:line-break/></text:span><text:span text:style-name="T45">Indian Openings</text:span></text:p>
          </table:table-cell>
          <table:table-cell office:value-type="string">
            <text:p text:style-name="P30">Fun <text:span text:style-name="T99">Book</text:span></text:p>
          </table:table-cell>
          <table:table-cell table:style-name="Tabelle1.B2" office:value-type="string">
            <text:p text:style-name="P28"><text:span text:style-name="T36">Var</text:span><text:span text:style-name="T41">ie</text:span><text:span text:style-name="T36">d</text:span><text:span text:style-name="T42"> </text:span><text:span text:style-name="T29">(Default)</text:span></text:p>
          </table:table-cell>
        </table:table-row>
        <table:table-row table:style-name="Tabelle1.1">
          <table:table-cell office:value-type="string">
            <text:p text:style-name="P34"><text:span text:style-name="T80"></text:span><text:span text:style-name="T13">a</text:span><text:span text:style-name="T12">4</text:span></text:p>
          </table:table-cell>
          <table:table-cell table:style-name="Tabelle1.B2" office:value-type="string">
            <text:p text:style-name="P38"><text:span text:style-name="T80"></text:span><text:span text:style-name="T13">b</text:span><text:span text:style-name="T12">4</text:span></text:p>
          </table:table-cell>
          <table:table-cell office:value-type="string">
            <text:p text:style-name="P34"><text:span text:style-name="T80"></text:span><text:span text:style-name="T13">c</text:span><text:span text:style-name="T12">4</text:span></text:p>
          </table:table-cell>
          <table:table-cell table:style-name="Tabelle1.B2" office:value-type="string">
            <text:p text:style-name="P37"><text:span text:style-name="T79"></text:span><text:span text:style-name="T17">d</text:span><text:span text:style-name="T11">4</text:span></text:p>
          </table:table-cell>
          <table:table-cell office:value-type="string">
            <text:p text:style-name="P35"><text:span text:style-name="T80"></text:span><text:span text:style-name="T14">e</text:span><text:span text:style-name="T12">4</text:span></text:p>
          </table:table-cell>
          <table:table-cell table:style-name="Tabelle1.B2" office:value-type="string">
            <text:p text:style-name="P37"><text:span text:style-name="T79"></text:span><text:span text:style-name="T17">f</text:span><text:span text:style-name="T11">4</text:span></text:p>
          </table:table-cell>
          <table:table-cell office:value-type="string">
            <text:p text:style-name="P35"><text:span text:style-name="T80"></text:span><text:span text:style-name="T14">g</text:span><text:span text:style-name="T12">4</text:span></text:p>
          </table:table-cell>
          <table:table-cell table:style-name="Tabelle1.B2" office:value-type="string">
            <text:p text:style-name="P37"><text:span text:style-name="T79"></text:span><text:span text:style-name="T17">h</text:span><text:span text:style-name="T11">4</text:span></text:p>
          </table:table-cell>
        </table:table-row>
        <table:table-row table:style-name="Tabelle1.1">
          <table:table-cell office:value-type="string">
            <text:p text:style-name="P25"><text:span text:style-name="T30">GM games</text:span><text:span text:style-name="T35"> </text:span></text:p>
          </table:table-cell>
          <table:table-cell table:style-name="Tabelle1.B2" office:value-type="string">
            <text:p text:style-name="P27"><text:span text:style-name="T37">Pe</text:span><text:span text:style-name="T38">rfor-manc</text:span><text:span text:style-name="T37">e</text:span></text:p>
          </table:table-cell>
          <table:table-cell office:value-type="string">
            <text:p text:style-name="P25"><text:span text:style-name="T30">Stockfish </text:span><text:span text:style-name="T31">optimized</text:span></text:p>
          </table:table-cell>
          <table:table-cell table:style-name="Tabelle1.B2" office:value-type="string">
            <text:p text:style-name="P31">Anand book</text:p>
          </table:table-cell>
          <table:table-cell office:value-type="string">
            <text:p text:style-name="P33">Korchnoi book</text:p>
          </table:table-cell>
          <table:table-cell table:style-name="Tabelle1.B2" office:value-type="string">
            <text:p text:style-name="P31">Larsen book</text:p>
          </table:table-cell>
          <table:table-cell office:value-type="string">
            <text:p text:style-name="P33">Pro book</text:p>
          </table:table-cell>
          <table:table-cell table:style-name="Tabelle1.B2" office:value-type="string">
            <text:p text:style-name="P31">GM 2001</text:p>
          </table:table-cell>
        </table:table-row>
      </table:table>
      <text:h text:style-name="Heading_20_2" text:outline-level="2">Setting up time controls (selection with white queen)</text:h>
      <text:p text:style-name="P6"><text:span text:style-name="T6">You</text:span><text:span text:style-name="T5"> </text:span><text:span text:style-name="T2">can</text:span><text:span text:style-name="T5"> </text:span><text:span text:style-name="T2">choose</text:span><text:span text:style-name="T4"> </text:span><text:span text:style-name="T2">them</text:span><text:span text:style-name="T6"> </text:span><text:span text:style-name="T8">by</text:span><text:span text:style-name="T6"> </text:span><text:span text:style-name="T2">placing</text:span><text:span text:style-name="T4"> </text:span><text:span text:style-name="T2">the</text:span><text:span text:style-name="T5"> </text:span><text:span text:style-name="T2">extra </text:span><text:span text:style-name="T78"></text:span><text:span text:style-name="T8">.</text:span><text:span text:style-name="T6"> </text:span><text:span text:style-name="T46">(Rem</text:span><text:span text:style-name="T47">ove</text:span><text:span text:style-name="T5"> </text:span><text:span text:style-name="T2">the</text:span><text:span text:style-name="T4"> </text:span><text:span text:style-name="T2">extra</text:span><text:span text:style-name="T47"> </text:span><text:span text:style-name="T78"></text:span><text:span text:style-name="T82"> </text:span><text:span text:style-name="T2">if</text:span><text:span text:style-name="T5"> </text:span><text:span text:style-name="T8">it</text:span><text:span text:style-name="T4"> </text:span><text:span text:style-name="T8">is</text:span><text:span text:style-name="T4"> </text:span><text:span text:style-name="T2">still</text:span><text:span text:style-name="T47"> </text:span><text:span text:style-name="T2">on</text:span><text:span text:style-name="T6"> </text:span><text:span text:style-name="T2">the</text:span><text:span text:style-name="T6"> </text:span><text:span text:style-name="T2">board). </text:span><text:span text:style-name="T3">Blitz </text:span><text:span text:style-name="T2">5</text:span><text:span text:style-name="T71"> </text:span><text:span text:style-name="T2">minutes</text:span><text:span text:style-name="T71"> </text:span><text:span text:style-name="T2">per</text:span><text:span text:style-name="T72"> </text:span><text:span text:style-name="T2">game</text:span><text:span text:style-name="T71"> </text:span><text:span text:style-name="T2">is</text:span><text:span text:style-name="T71"> </text:span><text:span text:style-name="T2">set</text:span><text:span text:style-name="T73"> </text:span><text:span text:style-name="T2">as</text:span><text:span text:style-name="T74"> </text:span><text:span text:style-name="T2">default.</text:span></text:p>
      <text:h text:style-name="P48" text:outline-level="3">Movetime (seconds per move)</text:h>
      <table:table table:name="Tabelle5" table:style-name="Tabelle5">
        <table:table-column table:style-name="Tabelle5.A" table:number-columns-repeated="7"/>
        <table:table-column table:style-name="Tabelle5.H"/>
        <table:table-row table:style-name="Tabelle5.1">
          <table:table-cell office:value-type="string">
            <text:p text:style-name="P20"><text:span text:style-name="T52"></text:span><text:span text:style-name="T19">a</text:span><text:span text:style-name="T18">6</text:span></text:p>
          </table:table-cell>
          <table:table-cell table:style-name="Tabelle5.B1" office:value-type="string">
            <text:p text:style-name="P21"><text:span text:style-name="T51"></text:span><text:span text:style-name="T10">b6</text:span></text:p>
          </table:table-cell>
          <table:table-cell office:value-type="string">
            <text:p text:style-name="P20"><text:span text:style-name="T55"></text:span><text:span text:style-name="T26">c</text:span><text:span text:style-name="T25">6</text:span></text:p>
          </table:table-cell>
          <table:table-cell table:style-name="Tabelle5.B1" office:value-type="string">
            <text:p text:style-name="P21"><text:span text:style-name="T48"></text:span>d6</text:p>
          </table:table-cell>
          <table:table-cell office:value-type="string">
            <text:p text:style-name="P20"><text:span text:style-name="T52"></text:span><text:span text:style-name="T19">e</text:span><text:span text:style-name="T18">6</text:span></text:p>
          </table:table-cell>
          <table:table-cell table:style-name="Tabelle5.B1" office:value-type="string">
            <text:p text:style-name="P21"><text:span text:style-name="T48"></text:span><text:span text:style-name="T9">f6</text:span></text:p>
          </table:table-cell>
          <table:table-cell office:value-type="string">
            <text:p text:style-name="P20"><text:span text:style-name="T49"></text:span><text:span text:style-name="T50">g</text:span><text:span text:style-name="T27">6</text:span></text:p>
          </table:table-cell>
          <table:table-cell table:style-name="Tabelle5.B1" office:value-type="string">
            <text:p text:style-name="P21"><text:span text:style-name="T48">h</text:span><text:span text:style-name="T9">6</text:span></text:p>
          </table:table-cell>
        </table:table-row>
        <table:table-row table:style-name="Tabelle5.2">
          <table:table-cell office:value-type="string">
            <text:p text:style-name="P20">1 sec</text:p>
          </table:table-cell>
          <table:table-cell table:style-name="Tabelle5.B2" office:value-type="string">
            <text:p text:style-name="P21">3 sec</text:p>
          </table:table-cell>
          <table:table-cell office:value-type="string">
            <text:p text:style-name="P20">5 sec </text:p>
          </table:table-cell>
          <table:table-cell table:style-name="Tabelle5.B2" office:value-type="string">
            <text:p text:style-name="P21">10 sec </text:p>
          </table:table-cell>
          <table:table-cell office:value-type="string">
            <text:p text:style-name="P20">15 sec </text:p>
          </table:table-cell>
          <table:table-cell table:style-name="Tabelle5.B2" office:value-type="string">
            <text:p text:style-name="P21">30 sec</text:p>
          </table:table-cell>
          <table:table-cell office:value-type="string">
            <text:p text:style-name="P20">30 sec</text:p>
          </table:table-cell>
          <table:table-cell table:style-name="Tabelle5.B2" office:value-type="string">
            <text:p text:style-name="P21">30 sec</text:p>
          </table:table-cell>
        </table:table-row>
      </table:table>
      <text:h text:style-name="Heading_20_3" text:outline-level="3">Blitz Levels <text:span text:style-name="T94">(minutes per game)</text:span></text:h>
      <table:table table:name="Tabelle2" table:style-name="Tabelle2">
        <table:table-column table:style-name="Tabelle2.A"/>
        <table:table-column table:style-name="Tabelle2.B" table:number-columns-repeated="2"/>
        <table:table-column table:style-name="Tabelle2.A"/>
        <table:table-column table:style-name="Tabelle2.B" table:number-columns-repeated="3"/>
        <table:table-column table:style-name="Tabelle2.H"/>
        <table:table-row table:style-name="Tabelle2.1">
          <table:table-cell table:style-name="Tabelle2.A1" office:value-type="string">
            <text:p text:style-name="P11"><text:span text:style-name="T53">q</text:span><text:span text:style-name="T19">a4</text:span></text:p>
          </table:table-cell>
          <table:table-cell table:style-name="Tabelle2.B1" office:value-type="string">
            <text:p text:style-name="P11"><text:span text:style-name="T54">q</text:span><text:span text:style-name="T20">b4</text:span></text:p>
          </table:table-cell>
          <table:table-cell table:style-name="Tabelle2.C1" office:value-type="string">
            <text:p text:style-name="P11"><text:span text:style-name="T56">q</text:span><text:span text:style-name="T26">c4</text:span></text:p>
          </table:table-cell>
          <table:table-cell table:style-name="Tabelle2.B1" office:value-type="string">
            <text:p text:style-name="P11"><text:span text:style-name="T49">q</text:span><text:span text:style-name="T84">d4</text:span></text:p>
          </table:table-cell>
          <table:table-cell table:style-name="Tabelle2.E1" office:value-type="string">
            <text:p text:style-name="P11"><text:span text:style-name="T53">q</text:span><text:span text:style-name="T19">e4</text:span></text:p>
          </table:table-cell>
          <table:table-cell table:style-name="Tabelle2.F1" office:value-type="string">
            <text:p text:style-name="P11"><text:span text:style-name="T49">q</text:span><text:span text:style-name="T27">f4</text:span></text:p>
          </table:table-cell>
          <table:table-cell table:style-name="Tabelle2.G1" office:value-type="string">
            <text:p text:style-name="P11"><text:span text:style-name="T49">q</text:span><text:span text:style-name="T27">g4</text:span></text:p>
          </table:table-cell>
          <table:table-cell table:style-name="Tabelle2.B1" office:value-type="string">
            <text:p text:style-name="P11"><text:span text:style-name="T49">q</text:span><text:span text:style-name="T27">h4</text:span></text:p>
          </table:table-cell>
        </table:table-row>
        <table:table-row table:style-name="Tabelle2.2">
          <table:table-cell table:style-name="Tabelle2.A2" office:value-type="string">
            <text:p text:style-name="P10">1 min </text:p>
          </table:table-cell>
          <table:table-cell table:style-name="Tabelle2.B2" office:value-type="string">
            <text:p text:style-name="P10">3 mins </text:p>
          </table:table-cell>
          <table:table-cell table:style-name="Tabelle2.C2" office:value-type="string">
            <text:p text:style-name="P10">5 mins</text:p>
          </table:table-cell>
          <table:table-cell table:style-name="Tabelle2.B2" office:value-type="string">
            <text:p text:style-name="P10">10 mins </text:p>
          </table:table-cell>
          <table:table-cell table:style-name="Tabelle2.E2" office:value-type="string">
            <text:p text:style-name="P10">15 mins </text:p>
          </table:table-cell>
          <table:table-cell table:style-name="Tabelle2.F2" office:value-type="string">
            <text:p text:style-name="P12">30 mins </text:p>
          </table:table-cell>
          <table:table-cell table:style-name="Tabelle2.G1" office:value-type="string">
            <text:p text:style-name="P12">60 mins </text:p>
          </table:table-cell>
          <table:table-cell table:style-name="Tabelle2.B2" office:value-type="string">
            <text:p text:style-name="P12">120 mins</text:p>
          </table:table-cell>
        </table:table-row>
      </table:table>
      <text:h text:style-name="Heading_20_3" text:outline-level="3">Fischer Increment Blitz Levels <text:span text:style-name="T94">(minutes per game plus an increment per move)</text:span></text:h>
      <table:table table:name="Tabelle3" table:style-name="Tabelle3">
        <table:table-column table:style-name="Tabelle3.A" table:number-columns-repeated="7"/>
        <table:table-column table:style-name="Tabelle3.H"/>
        <table:table-row table:style-name="Tabelle3.1">
          <table:table-cell office:value-type="string">
            <text:p text:style-name="P16"><text:span text:style-name="T81"></text:span><text:span text:style-name="T12">a3</text:span></text:p>
          </table:table-cell>
          <table:table-cell table:style-name="Tabelle3.B1" office:value-type="string">
            <text:p text:style-name="P18"><text:span text:style-name="T81"></text:span><text:span text:style-name="T12">b3</text:span></text:p>
          </table:table-cell>
          <table:table-cell office:value-type="string">
            <text:p text:style-name="P16"><text:span text:style-name="T77"></text:span><text:span text:style-name="T22">c3</text:span></text:p>
          </table:table-cell>
          <table:table-cell table:style-name="Tabelle3.B1" office:value-type="string">
            <text:p text:style-name="P18"><text:span text:style-name="T77"></text:span><text:span text:style-name="T22">d3</text:span></text:p>
          </table:table-cell>
          <table:table-cell office:value-type="string">
            <text:p text:style-name="P16"><text:span text:style-name="T77"></text:span><text:span text:style-name="T22">e3</text:span></text:p>
          </table:table-cell>
          <table:table-cell table:style-name="Tabelle3.B1" office:value-type="string">
            <text:p text:style-name="P18"><text:span text:style-name="T81"></text:span><text:span text:style-name="T12">f3</text:span></text:p>
          </table:table-cell>
          <table:table-cell office:value-type="string">
            <text:p text:style-name="P16"><text:span text:style-name="T81"></text:span><text:span text:style-name="T12">g3</text:span></text:p>
          </table:table-cell>
          <table:table-cell table:style-name="Tabelle3.B1" office:value-type="string">
            <text:p text:style-name="P18"><text:span text:style-name="T81"></text:span><text:span text:style-name="T15">h3</text:span></text:p>
          </table:table-cell>
        </table:table-row>
        <table:table-row table:style-name="Tabelle3.1">
          <table:table-cell office:value-type="string">
            <text:p text:style-name="P13"><text:span text:style-name="T65">1</text:span><text:span text:style-name="T64"> </text:span><text:span text:style-name="T57">min</text:span><text:span text:style-name="T66"> </text:span><text:span text:style-name="T67">plus<text:line-break/>1</text:span><text:span text:style-name="T66"> </text:span><text:span text:style-name="T57">sec </text:span><text:span text:style-name="T63">inc</text:span></text:p>
          </table:table-cell>
          <table:table-cell table:style-name="Tabelle3.B2" office:value-type="string">
            <text:p text:style-name="P14"><text:span text:style-name="T60">3</text:span><text:span text:style-name="T59"> </text:span><text:span text:style-name="T57">min</text:span><text:span text:style-name="T58"> </text:span><text:span text:style-name="T69">plus <text:line-break/></text:span><text:span text:style-name="T62">2</text:span><text:span text:style-name="T70"> </text:span><text:span text:style-name="T57">sec </text:span><text:span text:style-name="T61">inc</text:span></text:p>
          </table:table-cell>
          <table:table-cell office:value-type="string">
            <text:p text:style-name="P14"><text:span text:style-name="T60">4</text:span><text:span text:style-name="T59"> </text:span><text:span text:style-name="T57">mi</text:span><text:span text:style-name="T58">n</text:span><text:span text:style-name="T68"> </text:span><text:span text:style-name="T69">plus <text:line-break/>2</text:span><text:span text:style-name="T70"> </text:span><text:span text:style-name="T57">sec</text:span><text:span text:style-name="T61"> inc</text:span></text:p>
          </table:table-cell>
          <table:table-cell table:style-name="Tabelle3.B2" office:value-type="string">
            <text:p text:style-name="P15"><text:span text:style-name="T60">5</text:span><text:span text:style-name="T59"> </text:span><text:span text:style-name="T57">mi</text:span><text:span text:style-name="T58">n</text:span><text:span text:style-name="T68"> </text:span><text:span text:style-name="T69">plus <text:line-break/>3</text:span><text:span text:style-name="T70"> </text:span><text:span text:style-name="T57">sec</text:span><text:span text:style-name="T61"> inc</text:span></text:p>
          </table:table-cell>
          <table:table-cell office:value-type="string">
            <text:p text:style-name="P15"><text:span text:style-name="T60">10</text:span><text:span text:style-name="T59"> </text:span><text:span text:style-name="T57">mi</text:span><text:span text:style-name="T58">n</text:span><text:span text:style-name="T68"> </text:span><text:span text:style-name="T69">plus <text:line-break/>5</text:span><text:span text:style-name="T70"> </text:span><text:span text:style-name="T57">sec</text:span><text:span text:style-name="T61"> inc</text:span></text:p>
          </table:table-cell>
          <table:table-cell table:style-name="Tabelle3.B2" office:value-type="string">
            <text:p text:style-name="P15"><text:span text:style-name="T60">15</text:span><text:span text:style-name="T59"> </text:span><text:span text:style-name="T57">mi</text:span><text:span text:style-name="T58">n</text:span><text:span text:style-name="T68"> </text:span><text:span text:style-name="T69">plus <text:line-break/>10</text:span><text:span text:style-name="T70"> </text:span><text:span text:style-name="T57">sec</text:span><text:span text:style-name="T61"> inc</text:span></text:p>
          </table:table-cell>
          <table:table-cell office:value-type="string">
            <text:p text:style-name="P15"><text:span text:style-name="T60">30</text:span><text:span text:style-name="T59"> </text:span><text:span text:style-name="T57">mi</text:span><text:span text:style-name="T58">n</text:span><text:span text:style-name="T68"> </text:span><text:span text:style-name="T69">plus <text:line-break/>15</text:span><text:span text:style-name="T70"> </text:span><text:span text:style-name="T57">sec</text:span><text:span text:style-name="T61"> inc</text:span></text:p>
          </table:table-cell>
          <table:table-cell table:style-name="Tabelle3.B2" office:value-type="string">
            <text:p text:style-name="P15"><text:span text:style-name="T60">60</text:span><text:span text:style-name="T59"> </text:span><text:span text:style-name="T57">mi</text:span><text:span text:style-name="T58">n</text:span><text:span text:style-name="T68"> </text:span><text:span text:style-name="T69">plus <text:line-break/>30</text:span><text:span text:style-name="T70"> </text:span><text:span text:style-name="T57">sec</text:span><text:span text:style-name="T61"> inc</text:span></text:p>
          </table:table-cell>
        </table:table-row>
      </table:table>
      <text:h text:style-name="P39" text:outline-level="2"><text:span text:style-name="T94">Engine selection </text:span>(selection with black queen)</text:h>
      <table:table table:name="Tabelle6" table:style-name="Tabelle6">
        <table:table-column table:style-name="Tabelle6.A"/>
        <table:table-column table:style-name="Tabelle6.B" table:number-columns-repeated="2"/>
        <table:table-column table:style-name="Tabelle6.A"/>
        <table:table-column table:style-name="Tabelle6.B" table:number-columns-repeated="4"/>
        <table:table-row table:style-name="Tabelle6.1">
          <table:table-cell office:value-type="string">
            <text:p text:style-name="P16"><text:span text:style-name="T81"></text:span><text:span text:style-name="T12">a</text:span><text:span text:style-name="T15">6</text:span></text:p>
          </table:table-cell>
          <table:table-cell table:style-name="Tabelle6.B1" office:value-type="string">
            <text:p text:style-name="P18"><text:span text:style-name="T81"></text:span><text:span text:style-name="T12">b</text:span><text:span text:style-name="T15">6</text:span></text:p>
          </table:table-cell>
          <table:table-cell office:value-type="string">
            <text:p text:style-name="P16"><text:span text:style-name="T77"></text:span><text:span text:style-name="T22">c</text:span><text:span text:style-name="T23">6</text:span></text:p>
          </table:table-cell>
          <table:table-cell table:style-name="Tabelle6.B1" office:value-type="string">
            <text:p text:style-name="P18"><text:span text:style-name="T77"></text:span><text:span text:style-name="T22">d</text:span><text:span text:style-name="T23">6</text:span></text:p>
          </table:table-cell>
          <table:table-cell office:value-type="string">
            <text:p text:style-name="P16"><text:span text:style-name="T77"></text:span><text:span text:style-name="T22">e</text:span><text:span text:style-name="T23">6</text:span></text:p>
          </table:table-cell>
          <table:table-cell table:style-name="Tabelle6.B1" office:value-type="string">
            <text:p text:style-name="P18"><text:span text:style-name="T81"></text:span><text:span text:style-name="T12">f</text:span><text:span text:style-name="T15">6</text:span></text:p>
          </table:table-cell>
          <table:table-cell office:value-type="string">
            <text:p text:style-name="P16"><text:span text:style-name="T81"></text:span><text:span text:style-name="T12">g</text:span><text:span text:style-name="T15">6</text:span></text:p>
          </table:table-cell>
          <table:table-cell table:style-name="Tabelle6.B1" office:value-type="string">
            <text:p text:style-name="P18"><text:span text:style-name="T81"></text:span><text:span text:style-name="T15">h6</text:span></text:p>
          </table:table-cell>
        </table:table-row>
        <table:table-row table:style-name="Tabelle6.1">
          <table:table-cell table:style-name="Tabelle6.A2" office:value-type="string">
            <text:p text:style-name="P22">Stockfish 7</text:p>
          </table:table-cell>
          <table:table-cell table:style-name="Tabelle6.B2" office:value-type="string">
            <text:p text:style-name="P41">Texel 1.06</text:p>
          </table:table-cell>
          <table:table-cell table:style-name="Tabelle6.A2" office:value-type="string">
            <text:p text:style-name="P42">Arasan 18.3</text:p>
          </table:table-cell>
          <table:table-cell table:style-name="Tabelle6.B2" office:value-type="string">
            <text:p text:style-name="P43">Rodent II 0.9.52</text:p>
          </table:table-cell>
          <table:table-cell table:style-name="Tabelle6.A2" office:value-type="string">
            <text:p text:style-name="P44">Zurichess skills</text:p>
          </table:table-cell>
          <table:table-cell table:style-name="Tabelle6.B2" office:value-type="string">
            <text:p text:style-name="P47">Floyd 0.8 dev</text:p>
          </table:table-cell>
          <table:table-cell table:style-name="Tabelle6.A2" office:value-type="string">
            <text:p text:style-name="P45"><text:span text:style-name="T96">Cinnamon 2.0</text:span></text:p>
          </table:table-cell>
          <table:table-cell table:style-name="Tabelle6.B2" office:value-type="string">
            <text:p text:style-name="P46">Claudia 0.5</text:p>
          </table:table-cell>
        </table:table-row>
      </table:table>
      <text:h text:style-name="P39" text:outline-level="2"><text:soft-page-break/>Choosing skill level (selection with black queen)</text:h>
      <text:p text:style-name="P3"><text:span text:style-name="T85">Put the extra </text:span><text:span text:style-name="T87"></text:span><text:span text:style-name="T85"> on your DGT board to select skill level. If no skill level is selected, PicoChess uses level 20 (the highest level) by default. (Remove the extra </text:span><text:span text:style-name="T87"></text:span><text:span text:style-name="T85"> if it is still on the board). Please note that not all chess engines support levels.</text:span></text:p>
      <table:table table:name="Tabelle7" table:style-name="Tabelle7">
        <table:table-column table:style-name="Tabelle7.A"/>
        <table:table-column table:style-name="Tabelle7.B" table:number-columns-repeated="7"/>
        <table:table-row table:style-name="Tabelle7.1">
          <table:table-cell office:value-type="string">
            <text:p text:style-name="P5"><text:span text:style-name="T88"></text:span><text:span text:style-name="T91">a</text:span><text:span text:style-name="T92">5</text:span><text:span text:style-name="T93"> </text:span></text:p>
          </table:table-cell>
          <table:table-cell table:style-name="Tabelle7.B1" office:value-type="string">
            <text:p text:style-name="P19"><text:span text:style-name="T89"></text:span><text:span text:style-name="T12">b</text:span><text:span text:style-name="T16">5</text:span></text:p>
          </table:table-cell>
          <table:table-cell office:value-type="string">
            <text:p text:style-name="P17"><text:span text:style-name="T88"></text:span><text:span text:style-name="T22">c</text:span><text:span text:style-name="T24">5</text:span></text:p>
          </table:table-cell>
          <table:table-cell table:style-name="Tabelle7.B1" office:value-type="string">
            <text:p text:style-name="P19"><text:span text:style-name="T89"></text:span><text:span text:style-name="T22">d</text:span><text:span text:style-name="T24">5</text:span></text:p>
          </table:table-cell>
          <table:table-cell office:value-type="string">
            <text:p text:style-name="P17"><text:span text:style-name="T88"></text:span><text:span text:style-name="T22">e</text:span><text:span text:style-name="T24">5</text:span></text:p>
          </table:table-cell>
          <table:table-cell table:style-name="Tabelle7.B1" office:value-type="string">
            <text:p text:style-name="P19"><text:span text:style-name="T89"></text:span><text:span text:style-name="T12">f</text:span><text:span text:style-name="T16">5</text:span></text:p>
          </table:table-cell>
          <table:table-cell office:value-type="string">
            <text:p text:style-name="P17"><text:span text:style-name="T88"></text:span><text:span text:style-name="T12">g</text:span><text:span text:style-name="T16">5</text:span></text:p>
          </table:table-cell>
          <table:table-cell table:style-name="Tabelle7.B1" office:value-type="string">
            <text:p text:style-name="P19"><text:span text:style-name="T89"></text:span><text:span text:style-name="T15">h</text:span><text:span text:style-name="T16">5</text:span></text:p>
          </table:table-cell>
        </table:table-row>
        <table:table-row table:style-name="Tabelle7.1">
          <table:table-cell table:style-name="Tabelle7.A2" office:value-type="string">
            <text:p text:style-name="P23">Level 0</text:p>
          </table:table-cell>
          <table:table-cell table:style-name="Tabelle7.B2" office:value-type="string">
            <text:p text:style-name="P24">Level 3</text:p>
          </table:table-cell>
          <table:table-cell table:style-name="Tabelle7.A2" office:value-type="string">
            <text:p text:style-name="P24">Level 6</text:p>
          </table:table-cell>
          <table:table-cell table:style-name="Tabelle7.B2" office:value-type="string">
            <text:p text:style-name="P24">Level 9</text:p>
          </table:table-cell>
          <table:table-cell table:style-name="Tabelle7.A2" office:value-type="string">
            <text:p text:style-name="P24">Level 12</text:p>
          </table:table-cell>
          <table:table-cell table:style-name="Tabelle7.B2" office:value-type="string">
            <text:p text:style-name="P24">Level 15</text:p>
          </table:table-cell>
          <table:table-cell table:style-name="Tabelle7.A2" office:value-type="string">
            <text:p text:style-name="P24"><text:span text:style-name="T97">Level </text:span><text:span text:style-name="T95">18</text:span></text:p>
          </table:table-cell>
          <table:table-cell table:style-name="Tabelle7.B2" office:value-type="string">
            <text:p text:style-name="P24"><text:span text:style-name="T98">Level </text:span><text:span text:style-name="T95">20</text:span></text:p>
          </table:table-cell>
        </table:table-row>
      </table:table>
      <text:h text:style-name="P40" text:outline-level="2">Playing / Training Modes (selection with white queen)</text:h>
      <text:p text:style-name="P7">When using these modes, please be patient and don’t rush moves. Allow a few seconds for the scores and moves to appear.</text:p>
      <text:p text:style-name="P3"><text:span text:style-name="T86">Game mode </text:span><text:span text:style-name="T85">is enabled by putting </text:span><text:span text:style-name="T87"></text:span><text:span text:style-name="T85">a5 square. This is the default mode. You can play against the computer.</text:span></text:p>
      <text:p text:style-name="P4"><text:span text:style-name="T86">Analysis mode </text:span><text:span text:style-name="T85">(enabled by </text:span><text:span text:style-name="T87"></text:span><text:span text:style-name="T85">b5): the computer is watching the game; it does not play itself. The clock continually displays the best move for the side to play. </text:span></text:p>
      <text:p text:style-name="P4"><text:span text:style-name="T86">Kibitz mode </text:span><text:span text:style-name="T85">(enabled by </text:span><text:span text:style-name="T87"></text:span><text:span text:style-name="T85">c5): the computer is watching the game; it does not play itself. The clock continually displays the position score. </text:span></text:p>
      <text:p text:style-name="P4"><text:span text:style-name="T86">Observe mode </text:span><text:span text:style-name="T85">(enabled by </text:span><text:span text:style-name="T87"></text:span><text:span text:style-name="T85">d5): the computer is watching the game; it does not play itself. The clock displays the remaining thinking time for both sides.</text:span></text:p>
      <text:h text:style-name="Heading_20_2" text:outline-level="2">Start a new game</text:h>
      <text:p text:style-name="P7">Simply place all pieces to the start position. Adjust your options (e.g. time control, strength, ...) and start playing. If you</text:p>
      <text:p text:style-name="P7">want to play Black, press middle button on the clock.</text:p>
      <text:h text:style-name="Heading_20_2" text:outline-level="2">Resign a game or declare draw</text:h>
      <text:p text:style-name="P8">Placing the two kings on opposite centre squares will signal a resignation:</text:p>
      <text:p text:style-name="P8"><text:tab/>White wins: <text:tab/>If both kings on white (e4,d5), the result is white wins and the game recorded 1-0</text:p>
      <text:p text:style-name="P8"><text:tab/>Black wins: <text:tab/>If both kings on black (d4,e5), the result is black wins and the game recorded 0-1</text:p>
      <text:p text:style-name="P2"><text:span text:style-name="T85"><text:tab/>Draw: <text:tab/><text:tab/>Placing the kings on adjacent centre squares (e4, e5) on the same rank signals a draw and the <text:tab/><text:tab/><text:tab/><text:tab/>game recorded 1/2-1/2. The </text:span><text:span text:style-name="T90">fourth</text:span><text:span text:style-name="T85"> and </text:span><text:span text:style-name="T90">fith</text:span><text:span text:style-name="T85"> rank must be clear of other pieces - only kings.</text:span></text:p>
      <text:h text:style-name="Heading_20_2" text:outline-level="2">Shutdown</text:h>
      <text:p text:style-name="P9">From the start position, replace the <text:span text:style-name="T100">white </text:span><text:span text:style-name="T75"></text:span> with the extra <text:span text:style-name="T100">white </text:span><text:span text:style-name="T75"></text:span>. This will shut down the Raspberry. It takes a few seconds until the blue light turns off. You can also do it with only the two <text:span text:style-name="T75"></text:span> on the board (on e1,d1) <text:span text:style-name="T101">and</text:span> all other pieces removed from the boar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hess Merida" svg:font-family="'Chess Merida'" style:font-family-generic="swiss" style:font-pitch="variable" style:font-charset="x-symbol"/>
    <style:font-face style:name="Lucida Sans1" svg:font-family="'Lucida Sans'" style:font-family-generic="swiss"/>
    <style:font-face style:name="DejaVu Sans Mono" svg:font-family="'DejaVu Sans Mono'" style:font-family-generic="roman" style:font-pitch="variable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Fett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hess Condal" svg:font-family="'Chess Condal'" style:font-family-generic="system" style:font-pitch="variable"/>
    <style:font-face style:name="DejaVu Sans Mono1" svg:font-family="'DejaVu Sans Mono'" style:font-family-generic="system" style:font-pitch="variable"/>
    <style:font-face style:name="DejaVu Serif2" svg:font-family="'DejaVu Serif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erif" fo:font-family="'DejaVu Serif'" style:font-style-name="Book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01cm" loext:contextual-spacing="false" fo:line-height="120%"/>
      <style:text-properties style:font-name="DejaVu Serif" fo:font-family="'DejaVu Serif'" style:font-style-name="Book" style:font-family-generic="roman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321cm" fo:margin-right="0cm" fo:margin-top="0.053cm" fo:margin-bottom="0cm" loext:contextual-spacing="false" fo:text-indent="0cm" style:auto-text-indent="false"/>
      <style:text-properties style:font-name="DejaVu Serif1" fo:font-family="'DejaVu Serif'" style:font-family-generic="roman" style:font-pitch="variable" fo:font-size="9pt" style:font-name-asian="DejaVu Serif2" style:font-family-asian="'DejaVu Serif'" style:font-family-generic-asian="system" style:font-pitch-asian="variable" style:font-size-asian="9pt" style:font-size-complex="9pt"/>
    </style:style>
    <style:style style:name="Table_20_Paragraph" style:display-name="Table Paragraph" style:family="paragraph" style:parent-style-name="Standard" style:default-outline-level=""/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199cm" fo:margin-bottom="0.199cm" loext:contextual-spacing="true" fo:text-indent="0cm" style:auto-text-indent="false" style:page-number="auto"/>
      <style:text-properties fo:color="#000000" style:font-name="DejaVu Sans" fo:font-family="'DejaVu Sans'" style:font-style-name="Fett" style:font-family-generic="swiss" style:font-pitch="variable" fo:font-size="105%" fo:font-weight="bold" style:font-size-asian="115%" style:font-weight-asian="bold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style:use-window-font-color="true" style:font-name="DejaVu Sans" fo:font-family="'DejaVu Sans'" style:font-style-name="Fett" style:font-family-generic="swiss" style:font-pitch="variable" fo:font-size="14pt" fo:font-weight="normal" style:font-size-asian="101%" style:font-weight-asian="bold" style:font-size-complex="101%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20dab9" officeooo:paragraph-rsid="0020dab9"/>
    </style:style>
    <style:style style:name="MT1" style:family="text">
      <style:text-properties officeooo:rsid="00300292"/>
    </style:style>
    <style:page-layout style:name="Mpm1">
      <style:page-layout-properties fo:page-width="29.7cm" fo:page-height="21.001cm" style:num-format="1" style:print-orientation="landscape" fo:margin-top="1.6cm" fo:margin-bottom="1.3cm" fo:margin-left="1.7cm" fo:margin-right="1.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PicoChess Short Manual v0.<text:span text:style-name="MT1">7x</text:span></text:p>
      </style:head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22:36:32.387000000</meta:creation-date>
    <dc:date>2016-09-29T21:51:30.624632190</dc:date>
    <meta:editing-duration>PT53M39S</meta:editing-duration>
    <meta:editing-cycles>16</meta:editing-cycles>
    <meta:generator>LibreOffice/5.1.4.2$Linux_X86_64 LibreOffice_project/10m0$Build-2</meta:generator>
    <meta:print-date>2016-03-21T23:23:11.090000000</meta:print-date>
    <meta:document-statistic meta:table-count="6" meta:image-count="0" meta:object-count="0" meta:page-count="2" meta:paragraph-count="140" meta:word-count="720" meta:character-count="3371" meta:non-whitespace-character-count="2809"/>
  </office:meta>
</office:document-meta>
</file>